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ntium" svg:font-family="Gentium"/>
    <style:font-face style:name="LMRoman6-Regular" svg:font-family="LMRoman6-Regular"/>
    <style:font-face style:name="LMRoman9-Regular" svg:font-family="LMRoman9-Regular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Verdana" fo:font-size="12pt" fo:language="it" fo:country="IT" style:font-name-asian="Gentium" style:font-size-asian="12pt" style:font-name-complex="Gentium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fo:color="#1a1a1a" style:font-name="Verdana" fo:font-size="12pt" style:font-name-asian="Gentium" style:font-size-asian="12pt" style:font-name-complex="Gentium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1a1a1a" style:font-name="Verdana" fo:font-size="12pt" fo:language="it" fo:country="IT" style:font-name-asian="Gentium" style:font-size-asian="12pt" style:font-name-complex="Gentium" style:font-size-complex="12pt"/>
    </style:style>
    <style:style style:name="P4" style:family="paragraph" style:parent-style-name="Standard">
      <style:paragraph-properties style:text-autospace="none"/>
      <style:text-properties fo:color="#1a1a1a" style:font-name="Verdana" fo:font-size="12pt" fo:language="it" fo:country="IT" style:font-name-asian="Gentium" style:font-size-asian="12pt" style:font-name-complex="Gentium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fo:color="#1a1a1a" style:font-name="Verdana" fo:font-size="12pt" fo:language="it" fo:country="IT" style:font-name-asian="Gentium" style:font-size-asian="12pt" style:font-name-complex="Gentium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fo:color="#1a1a1a" style:font-name="Verdana" fo:font-size="12pt" fo:language="it" fo:country="IT" fo:background-color="transparent" style:font-name-asian="Gentium" style:font-size-asian="12pt" style:font-name-complex="Gentium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fo:color="#800000" style:font-name="Verdana" fo:font-size="12pt" fo:language="it" fo:country="IT" style:font-name-asian="Gentium" style:font-size-asian="12pt" style:font-name-complex="Gentium" style:font-size-complex="12pt"/>
    </style:style>
    <style:style style:name="T1" style:family="text">
      <style:text-properties fo:color="#1a1a1a"/>
    </style:style>
    <style:style style:name="T2" style:family="text">
      <style:text-properties fo:color="#1a1a1a" style:font-name-asian="LMRoman9-Regular" style:font-name-complex="LMRoman9-Regular"/>
    </style:style>
    <style:style style:name="T3" style:family="text">
      <style:text-properties fo:color="#1a1a1a" style:font-name-asian="LMRoman6-Regular" style:font-name-complex="LMRoman6-Regular"/>
    </style:style>
    <style:style style:name="T4" style:family="text">
      <style:text-properties fo:color="#1a1a1a" fo:font-style="italic" style:font-style-asian="italic" style:font-style-complex="italic"/>
    </style:style>
    <style:style style:name="T5" style:family="text">
      <style:text-properties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GE 4</text:p>
      <text:p text:style-name="P3"/>
      <text:p text:style-name="P3">Una Pace Incrollabile</text:p>
      <text:p text:style-name="P3">di Ajahn Chah</text:p>
      <text:p text:style-name="P3"/>
      <text:p text:style-name="P3">Titolo originale: Unshakeable Peace</text:p>
      <text:p text:style-name="P3">Traduzione di Silvana Ziviani</text:p>
      <text:p text:style-name="P3"/>
      <text:p text:style-name="P3">Per Distribuzione Gratuita</text:p>
      <text:p text:style-name="P3"/>
      <text:p text:style-name="P3">Pubblicato da Aruno Publications,</text:p>
      <text:p text:style-name="P3">Aruno Ratanagiri Buddhist Monastery,</text:p>
      <text:p text:style-name="P3">2 Harnham Hall Cottages,</text:p>
      <text:p text:style-name="P3">Harnham, Belsay,</text:p>
      <text:p text:style-name="P3">Northumberland, NE20 0HF,</text:p>
      <text:p text:style-name="P3">UK</text:p>
      <text:p text:style-name="P3"/>
      <text:p text:style-name="P3">Contattare Aruno Publications a www.ratanagiri.org.uk</text:p>
      <text:p text:style-name="P3">Questo libro può essere scaricato gratuitamente da</text:p>
      <text:p text:style-name="P2"><text:a xlink:type="simple" xlink:href="http://www.forestsanghabooks.org/"><text:span text:style-name="T5">www.forestsanghabooks.org</text:span></text:a></text:p>
      <text:p text:style-name="P3"/>
      <text:p text:style-name="P3">ISBN 978-1-908444-33-2</text:p>
      <text:p text:style-name="P3"/>
      <text:p text:style-name="P3">© 2013 Harnham Buddhist Monastery Trust</text:p>
      <text:p text:style-name="P3">© 2003 The Sangha, Wat Pah Nanachat, Thailandia</text:p>
      <text:p text:style-name="P3">© 2011 Santacittarama, 02030 Frasso Sabino RI, Italia</text:p>
      <text:p text:style-name="P2"><text:a xlink:type="simple" xlink:href="http://www.santacittarama.org/"><text:span text:style-name="T5">www.santacittarama.org</text:span></text:a></text:p>
      <text:p text:style-name="P3"/>
      <text:p text:style-name="P6">Attribuzione - Non commerciabile - Non opere derivate 3.0 Unported</text:p>
      <text:p text:style-name="P3">http://creativecommons.org/licenses/by-nc-nd/3.0/</text:p>
      <text:p text:style-name="P3">Consultare pagina 83 per maggiori dettagli su diritti e restrizioni relativi a questa licenza.</text:p>
      <text:p text:style-name="P1"><text:span text:style-name="T1">Prodotto con “</text:span><text:span text:style-name="T2">L</text:span><text:span text:style-name="T3">A</text:span><text:span text:style-name="T2">TEX </text:span><text:span text:style-name="T1">typesetting system”. Il testo è in carattere </text:span><text:span text:style-name="T4">Gentium</text:span><text:span text:style-name="T1">, distribuito con “SIL Open Font Licence” di SIL International.</text:span></text:p>
      <text:p text:style-name="P1"><text:span text:style-name="T1">2013, </text:span><text:span text:style-name="T4">Prima edizione</text:span><text:span text:style-name="T1">, 2.000 copie</text:span></text:p>
      <text:p text:style-name="P4">Stampato in Malesia.</text:p>
      <text:p text:style-name="P3"/>
      <text:p text:style-name="P3"/>
      <text:p text:style-name="P3">°°°°°°°°°°°°°°°°°°°</text:p>
      <text:p text:style-name="P3"/>
      <text:p text:style-name="P3">PAGE 83</text:p>
      <text:p text:style-name="P3"/>
      <text:p text:style-name="P3">Harnham Buddhist Monastery Trust in qualità di Aruno Publications</text:p>
      <text:p text:style-name="P3">afferma i propri diritti morali riconoscendosi come autore di questo libro.</text:p>
      <text:p text:style-name="P3"/>
      <text:p text:style-name="P3">Harnham Buddhist Monastery Trust richiede che si attribuisca la proprietà del lavoro ad Aruno Publications per ciò che concerne copie, distribuzione, esposizione o esibizione del lavoro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tium" svg:font-family="Gentium"/>
    <style:font-face style:name="LMRoman6-Regular" svg:font-family="LMRoman6-Regular"/>
    <style:font-face style:name="LMRoman9-Regular" svg:font-family="LMRoman9-Regular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hn Chandapalo</meta:initial-creator>
    <meta:creation-date>2013-04-04T09:47:53.03</meta:creation-date>
    <dc:date>2013-04-04T10:48:39.87</dc:date>
    <dc:creator>Ajahn Chandapalo</dc:creator>
    <meta:editing-duration>PT12M3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31" meta:word-count="177" meta:character-count="1328"/>
  </office:meta>
</office:document-meta>
</file>